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75B66A86FD837305.png" manifest:media-type="image/png"/>
  <manifest:file-entry manifest:full-path="Pictures/1000020100000063000000861D208CD497E3D6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1.447cm" fo:min-width="1.197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draw:fill-color="#cccccc" draw:textarea-horizontal-align="justify" draw:textarea-vertical-align="middle" draw:auto-grow-height="false" fo:min-height="0.3cm" fo:min-width="0.34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729fcf" draw:textarea-vertical-align="middle" draw:auto-grow-height="false" fo:min-height="5.55cm" fo:min-width="5.1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1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6cm" fo:min-width="0cm"/>
    </style:style>
    <style:style style:name="gr28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78cm" fo:min-width="1.198cm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4cm" fo:min-width="1.164cm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39cm" fo:min-width="2.388cm"/>
    </style:style>
    <style:style style:name="gr3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44cm" fo:min-width="1.164cm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>
      <style:graphic-properties style:protect="size"/>
    </style:style>
    <style:style style:name="gr35" style:family="graphic" style:parent-style-name="standard">
      <style:graphic-properties draw:stroke="none" draw:fill-color="#cccccc" draw:textarea-vertical-align="middle"/>
    </style:style>
    <style:style style:name="gr3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38" style:family="graphic" style:parent-style-name="standard">
      <style:graphic-properties draw:stroke="solid" svg:stroke-width="0.035cm" svg:stroke-color="#000000" draw:marker-start-width="0.252cm" draw:marker-end-width="0.252cm" draw:fill="solid" draw:fill-color="#b2b2b2" draw:textarea-horizontal-align="justify" draw:textarea-vertical-align="middle" draw:auto-grow-height="false" fo:min-height="0.316cm" fo:min-width="0.066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4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objectwithoutfill">
      <style:graphic-properties draw:stroke="solid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0cm"/>
    </style:style>
    <style:style style:name="gr45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6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11.304cm, 26.018cm, 5.332cm, 13.605cm)" draw:image-opacity="100%" style:mirror="none"/>
    </style:style>
    <style:style style:name="gr47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213cm" fo:min-width="1.368cm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2.836cm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97cm" fo:min-width="2.836cm" fo:padding-top="0.142cm" fo:padding-bottom="0.142cm" fo:padding-left="0.267cm" fo:padding-right="0.267cm"/>
    </style:style>
    <style:style style:name="gr50" style:family="graphic" style:parent-style-name="standard">
      <style:graphic-properties draw:stroke="solid" svg:stroke-width="0.035cm" svg:stroke-color="#111111" draw:marker-start-width="0.252cm" draw:marker-end-width="0.252cm" draw:fill="none" draw:textarea-horizontal-align="justify" draw:textarea-vertical-align="middle" draw:auto-grow-height="false" fo:min-height="0.356cm" fo:min-width="0.639cm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1.4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1.52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0.7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61cm" fo:min-width="2.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191cm"/>
    </style:style>
    <style:style style:name="gr5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0.217cm" fo:min-width="0.14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3pt"/>
    </style:style>
    <style:style style:name="P6" style:family="paragraph">
      <loext:graphic-properties draw:fill-color="#000000"/>
      <style:paragraph-properties fo:text-align="center"/>
      <style:text-properties fo:font-size="13pt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style:font-name="MathJax_Math" fo:font-size="13pt"/>
    </style:style>
    <style:style style:name="P10" style:family="paragraph">
      <loext:graphic-properties draw:fill="none" draw:fill-color="#ffffff"/>
      <style:text-properties style:font-name="MathJax_Main" fo:font-size="13pt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text-properties style:font-name="MathJax_Math" fo:font-size="10pt"/>
    </style:style>
    <style:style style:name="P13" style:family="paragraph">
      <loext:graphic-properties draw:fill="none" draw:fill-color="#ffffff"/>
      <style:text-properties style:font-name="MathJax_Main" fo:font-size="10pt"/>
    </style:style>
    <style:style style:name="P14" style:family="paragraph">
      <style:text-properties fo:font-size="8pt"/>
    </style:style>
    <style:style style:name="P15" style:family="paragraph">
      <loext:graphic-properties draw:fill="none" draw:fill-color="#ffffff"/>
      <style:text-properties style:font-name="MathJax_Main" fo:font-size="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b2b2b2"/>
      <style:paragraph-properties fo:text-align="center"/>
    </style:style>
    <style:style style:name="P21" style:family="paragraph">
      <style:text-properties fo:font-size="16pt"/>
    </style:style>
    <style:style style:name="P22" style:family="paragraph">
      <loext:graphic-properties draw:fill="none" draw:fill-color="#ffffff"/>
      <style:text-properties style:font-name="MathJax_Main" fo:font-size="16pt"/>
    </style:style>
    <style:style style:name="P23" style:family="paragraph">
      <style:paragraph-properties fo:text-align="start"/>
      <style:text-properties fo:font-size="14pt"/>
    </style:style>
    <style:style style:name="P24" style:family="paragraph">
      <loext:graphic-properties draw:fill="none" draw:fill-color="#ffffff"/>
      <style:paragraph-properties fo:text-align="start"/>
      <style:text-properties style:font-name="MathJax_Math" fo:font-size="14pt"/>
    </style:style>
    <style:style style:name="P25" style:family="paragraph">
      <style:text-properties fo:font-size="14pt"/>
    </style:style>
    <style:style style:name="P26" style:family="paragraph">
      <loext:graphic-properties draw:fill="none" draw:fill-color="#ffffff"/>
      <style:text-properties style:font-name="MathJax_Math" fo:font-size="14pt"/>
    </style:style>
    <style:style style:name="P27" style:family="paragraph">
      <style:text-properties fo:font-size="10.5pt"/>
    </style:style>
    <style:style style:name="P28" style:family="paragraph">
      <loext:graphic-properties draw:fill="none" draw:fill-color="#ffffff"/>
      <style:text-properties style:font-name="MathJax_Math" fo:font-size="10.5pt"/>
    </style:style>
    <style:style style:name="T1" style:family="text">
      <style:text-properties style:font-name="MathJax_Math" fo:font-size="13pt"/>
    </style:style>
    <style:style style:name="T2" style:family="text">
      <style:text-properties style:font-name="MathJax_Main" fo:font-size="13pt"/>
    </style:style>
    <style:style style:name="T3" style:family="text">
      <style:text-properties style:font-name="MathJax_Math"/>
    </style:style>
    <style:style style:name="T4" style:family="text">
      <style:text-properties style:font-name="MathJax_Main"/>
    </style:style>
    <style:style style:name="T5" style:family="text">
      <style:text-properties style:font-name="MathJax_Main" fo:font-size="8pt" style:font-size-asian="8pt" style:font-size-complex="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4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4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MathJax_Math" fo:font-size="10pt" style:font-size-asian="10pt" style:font-size-complex="10pt"/>
    </style:style>
    <style:style style:name="T9" style:family="text">
      <style:text-properties style:font-name="MathJax_Main" fo:font-size="10pt" style:font-size-asian="10pt" style:font-size-complex="10pt"/>
    </style:style>
    <style:style style:name="T10" style:family="text">
      <style:text-properties style:font-name="MathJax_Math" fo:font-size="14pt"/>
    </style:style>
    <style:style style:name="T11" style:family="text">
      <style:text-properties style:font-name="MathJax_Main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custom-shape draw:style-name="gr1" draw:text-style-name="P1" draw:layer="layout" svg:width="1.697cm" svg:height="1.697cm" draw:transform="rotate (0.785572696322647) translate (23.591cm 1.8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24.241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2.35636902311754) translate (25.99cm 4.22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20.7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0.785398163397449) translate (20.039cm 1.81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13.241cm 3.26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7cm" svg:height="1.697cm" draw:transform="rotate (-0.785398163397449) translate (11.422cm 1.8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5.6cm" svg:height="5.8cm" svg:x="1.303cm" svg:y="5.4cm">
          <text:p/>
          <draw:enhanced-geometry draw:glue-point-type="segments" draw:type="mso-spt100" draw:modifiers="0.354334403882064 179.64227000067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4" draw:layer="layout" svg:width="0.2cm" svg:height="0.2cm" svg:x="6.8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5.032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071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.207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.953cm" svg:y="6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997cm" svg:y="5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6.03cm" svg:y="6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5" draw:layer="layout" svg:x1="8.563cm" svg:y1="3.017cm" svg:x2="11.822cm" svg:y2="3.017cm">
            <text:p/>
          </draw:line>
          <draw:custom-shape draw:style-name="gr7" draw:text-style-name="P6" draw:layer="layout" svg:width="0.143cm" svg:height="0.283cm" draw:transform="rotate (-1.5707963267949) translate (11.955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8" draw:text-style-name="P7" draw:layer="layout" svg:x1="10.203cm" svg:y1="4.589cm" svg:x2="10.203cm" svg:y2="1.454cm">
            <text:p/>
          </draw:line>
          <draw:custom-shape draw:style-name="gr9" draw:text-style-name="P8" draw:layer="layout" svg:width="0.137cm" svg:height="0.273cm" svg:x="10.136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9.639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1.439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9.552cm" svg:y="2.889cm">
          <draw:text-box>
            <text:p><text:span text:style-name="T2">O</text:span></text:p>
          </draw:text-box>
        </draw:frame>
        <draw:line draw:style-name="gr13" draw:text-style-name="P5" draw:layer="layout" svg:x1="9.023cm" svg:y1="1.834cm" svg:x2="11.423cm" svg:y2="4.24cm">
          <text:p/>
        </draw:line>
        <draw:custom-shape draw:style-name="gr3" draw:text-style-name="P1" draw:layer="layout" svg:width="1.697cm" svg:height="1.697cm" draw:transform="rotate (-0.785398163397449) translate (12.57cm 1.81cm)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g>
          <draw:line draw:style-name="gr6" draw:text-style-name="P5" draw:layer="layout" svg:x1="12.141cm" svg:y1="3.017cm" svg:x2="15.4cm" svg:y2="3.017cm">
            <text:p/>
          </draw:line>
          <draw:custom-shape draw:style-name="gr7" draw:text-style-name="P6" draw:layer="layout" svg:width="0.143cm" svg:height="0.283cm" draw:transform="rotate (-1.5707963267949) translate (15.533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4" draw:text-style-name="P7" draw:layer="layout" svg:x1="13.781cm" svg:y1="4.589cm" svg:x2="13.781cm" svg:y2="1.454cm">
            <text:p/>
          </draw:line>
          <draw:custom-shape draw:style-name="gr15" draw:text-style-name="P8" draw:layer="layout" svg:width="0.137cm" svg:height="0.273cm" svg:x="13.714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13.217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5.017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13.13cm" svg:y="2.889cm">
          <draw:text-box>
            <text:p><text:span text:style-name="T2">O</text:span></text:p>
          </draw:text-box>
        </draw:frame>
        <draw:line draw:style-name="gr13" draw:text-style-name="P5" draw:layer="layout" svg:x1="12.601cm" svg:y1="1.834cm" svg:x2="15.001cm" svg:y2="4.24cm">
          <text:p/>
        </draw:line>
        <draw:custom-shape draw:style-name="gr3" draw:text-style-name="P1" draw:layer="layout" svg:width="1.697cm" svg:height="1.697cm" draw:transform="rotate (0.785398163397448) translate (16.234cm 1.81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0.4cm" svg:height="0.4cm" draw:transform="rotate (0.760439955093929) translate (16.9cm 3.264cm)">
          <text:p/>
          <draw:enhanced-geometry svg:viewBox="0 0 21600 21600" draw:type="rectangle" draw:enhanced-path="M 0 0 L 21600 0 21600 21600 0 21600 0 0 Z N"/>
        </draw:custom-shape>
        <draw:g>
          <draw:line draw:style-name="gr6" draw:text-style-name="P5" draw:layer="layout" svg:x1="15.8cm" svg:y1="3.017cm" svg:x2="19.059cm" svg:y2="3.017cm">
            <text:p/>
          </draw:line>
          <draw:custom-shape draw:style-name="gr7" draw:text-style-name="P6" draw:layer="layout" svg:width="0.143cm" svg:height="0.283cm" draw:transform="rotate (-1.5707963267949) translate (19.192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6" draw:text-style-name="P7" draw:layer="layout" svg:x1="17.44cm" svg:y1="4.589cm" svg:x2="17.44cm" svg:y2="1.454cm">
            <text:p/>
          </draw:line>
          <draw:custom-shape draw:style-name="gr17" draw:text-style-name="P8" draw:layer="layout" svg:width="0.137cm" svg:height="0.273cm" svg:x="17.373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16.876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18.676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16.789cm" svg:y="2.889cm">
          <draw:text-box>
            <text:p><text:span text:style-name="T2">O</text:span></text:p>
          </draw:text-box>
        </draw:frame>
        <draw:line draw:style-name="gr13" draw:text-style-name="P5" draw:layer="layout" svg:x1="16.26cm" svg:y1="1.834cm" svg:x2="18.66cm" svg:y2="4.24cm">
          <text:p/>
        </draw:line>
        <draw:custom-shape draw:style-name="gr3" draw:text-style-name="P1" draw:layer="layout" svg:width="1.697cm" svg:height="1.697cm" draw:transform="rotate (-0.785398163397449) translate (22.459cm 1.8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6" draw:text-style-name="P5" draw:layer="layout" svg:x1="19.6cm" svg:y1="3.017cm" svg:x2="22.859cm" svg:y2="3.017cm">
            <text:p/>
          </draw:line>
          <draw:custom-shape draw:style-name="gr7" draw:text-style-name="P6" draw:layer="layout" svg:width="0.143cm" svg:height="0.283cm" draw:transform="rotate (-1.5707963267949) translate (22.992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8" draw:text-style-name="P7" draw:layer="layout" svg:x1="21.24cm" svg:y1="4.589cm" svg:x2="21.24cm" svg:y2="1.454cm">
            <text:p/>
          </draw:line>
          <draw:custom-shape draw:style-name="gr19" draw:text-style-name="P8" draw:layer="layout" svg:width="0.137cm" svg:height="0.273cm" svg:x="21.173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20.676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22.476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20.589cm" svg:y="2.889cm">
          <draw:text-box>
            <text:p><text:span text:style-name="T2">O</text:span></text:p>
          </draw:text-box>
        </draw:frame>
        <draw:line draw:style-name="gr13" draw:text-style-name="P5" draw:layer="layout" svg:x1="20.06cm" svg:y1="1.834cm" svg:x2="22.46cm" svg:y2="4.24cm">
          <text:p/>
        </draw:line>
        <draw:g>
          <draw:line draw:style-name="gr6" draw:text-style-name="P5" draw:layer="layout" svg:x1="23.141cm" svg:y1="3.017cm" svg:x2="26.4cm" svg:y2="3.017cm">
            <text:p/>
          </draw:line>
          <draw:custom-shape draw:style-name="gr7" draw:text-style-name="P6" draw:layer="layout" svg:width="0.143cm" svg:height="0.283cm" draw:transform="rotate (-1.5707963267949) translate (26.533cm 2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0" draw:text-style-name="P7" draw:layer="layout" svg:x1="24.781cm" svg:y1="4.589cm" svg:x2="24.781cm" svg:y2="1.454cm">
            <text:p/>
          </draw:line>
          <draw:custom-shape draw:style-name="gr21" draw:text-style-name="P8" draw:layer="layout" svg:width="0.137cm" svg:height="0.273cm" svg:x="24.714cm" svg:y="1.33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9" draw:layer="layout" svg:width="0.701cm" svg:height="0.738cm" svg:x="24.217cm" svg:y="1.089cm">
          <draw:text-box>
            <text:p><text:span text:style-name="T1">y</text:span></text:p>
          </draw:text-box>
        </draw:frame>
        <draw:frame draw:style-name="gr11" draw:text-style-name="P9" draw:layer="layout" svg:width="0.561cm" svg:height="0.737cm" svg:x="26.017cm" svg:y="2.889cm">
          <draw:text-box>
            <text:p><text:span text:style-name="T1">x</text:span></text:p>
          </draw:text-box>
        </draw:frame>
        <draw:frame draw:style-name="gr12" draw:text-style-name="P10" draw:layer="layout" svg:width="0.887cm" svg:height="0.866cm" svg:x="24.13cm" svg:y="2.889cm">
          <draw:text-box>
            <text:p><text:span text:style-name="T2">O</text:span></text:p>
          </draw:text-box>
        </draw:frame>
        <draw:line draw:style-name="gr13" draw:text-style-name="P5" draw:layer="layout" svg:x1="23.601cm" svg:y1="1.834cm" svg:x2="26.001cm" svg:y2="4.24cm">
          <text:p/>
        </draw:line>
        <draw:g>
          <draw:line draw:style-name="gr13" draw:text-style-name="P5" draw:layer="layout" svg:x1="11.439cm" svg:y1="1.77cm" svg:x2="10.087cm" svg:y2="3.125cm">
            <text:p/>
          </draw:line>
          <draw:line draw:style-name="gr13" draw:text-style-name="P5" draw:layer="layout" svg:x1="9.824cm" svg:y1="3.389cm" svg:x2="9.039cm" svg:y2="4.176cm">
            <text:p/>
          </draw:line>
        </draw:g>
        <draw:g>
          <draw:line draw:style-name="gr13" draw:text-style-name="P5" draw:layer="layout" svg:x1="15cm" svg:y1="1.77cm" svg:x2="13.648cm" svg:y2="3.125cm">
            <text:p/>
          </draw:line>
          <draw:line draw:style-name="gr13" draw:text-style-name="P5" draw:layer="layout" svg:x1="13.385cm" svg:y1="3.389cm" svg:x2="12.6cm" svg:y2="4.176cm">
            <text:p/>
          </draw:line>
        </draw:g>
        <draw:g>
          <draw:line draw:style-name="gr13" draw:text-style-name="P5" draw:layer="layout" svg:x1="18.66cm" svg:y1="1.77cm" svg:x2="17.308cm" svg:y2="3.125cm">
            <text:p/>
          </draw:line>
          <draw:line draw:style-name="gr13" draw:text-style-name="P5" draw:layer="layout" svg:x1="17.045cm" svg:y1="3.389cm" svg:x2="16.26cm" svg:y2="4.176cm">
            <text:p/>
          </draw:line>
        </draw:g>
        <draw:g>
          <draw:line draw:style-name="gr13" draw:text-style-name="P5" draw:layer="layout" svg:x1="22.46cm" svg:y1="1.77cm" svg:x2="21.108cm" svg:y2="3.125cm">
            <text:p/>
          </draw:line>
          <draw:line draw:style-name="gr13" draw:text-style-name="P5" draw:layer="layout" svg:x1="20.845cm" svg:y1="3.389cm" svg:x2="20.06cm" svg:y2="4.176cm">
            <text:p/>
          </draw:line>
        </draw:g>
        <draw:g>
          <draw:line draw:style-name="gr13" draw:text-style-name="P5" draw:layer="layout" svg:x1="26cm" svg:y1="1.77cm" svg:x2="24.648cm" svg:y2="3.125cm">
            <text:p/>
          </draw:line>
          <draw:line draw:style-name="gr13" draw:text-style-name="P5" draw:layer="layout" svg:x1="24.385cm" svg:y1="3.389cm" svg:x2="23.6cm" svg:y2="4.176cm">
            <text:p/>
          </draw:line>
        </draw:g>
        <draw:g>
          <draw:line draw:style-name="gr6" draw:text-style-name="P5" draw:layer="layout" svg:x1="10.671cm" svg:y1="8.428cm" svg:x2="16.098cm" svg:y2="8.428cm">
            <text:p/>
          </draw:line>
          <draw:custom-shape draw:style-name="gr7" draw:text-style-name="P6" draw:layer="layout" svg:width="0.121cm" svg:height="0.24cm" draw:transform="rotate (-1.5707963267949) translate (16.211cm 8.36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2" draw:text-style-name="P7" draw:layer="layout" svg:x1="11.274cm" svg:y1="10cm" svg:x2="11.274cm" svg:y2="6.865cm">
            <text:p/>
          </draw:line>
          <draw:custom-shape draw:style-name="gr23" draw:text-style-name="P8" draw:layer="layout" svg:width="0.137cm" svg:height="0.273cm" svg:x="11.207cm" svg:y="6.74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4" draw:text-style-name="P12" draw:layer="layout" svg:width="1.2cm" svg:height="0.666cm" svg:x="10.4cm" svg:y="6.425cm">
          <draw:text-box>
            <text:p text:style-name="P11"><text:span text:style-name="T3">v</text:span><text:span text:style-name="T4">(</text:span><text:span text:style-name="T3">t</text:span><text:span text:style-name="T4">)</text:span></text:p>
          </draw:text-box>
        </draw:frame>
        <draw:frame draw:style-name="gr25" draw:text-style-name="P12" draw:layer="layout" svg:width="2.2cm" svg:height="1.1cm" svg:x="15.666cm" svg:y="8.4cm">
          <draw:text-box>
            <text:p text:style-name="P11"><text:span text:style-name="T3">t</text:span><text:span text:style-name="T5">(</text:span><text:span text:style-name="T5">s</text:span><text:span text:style-name="T5">e</text:span><text:span text:style-name="T5">c</text:span><text:span text:style-name="T5">o</text:span><text:span text:style-name="T5">n</text:span><text:span text:style-name="T5">d</text:span><text:span text:style-name="T5">s</text:span><text:span text:style-name="T5">)</text:span></text:p>
          </draw:text-box>
        </draw:frame>
        <draw:frame draw:style-name="gr12" draw:text-style-name="P13" draw:layer="layout" svg:width="0.887cm" svg:height="0.866cm" svg:x="10.679cm" svg:y="8.278cm">
          <draw:text-box>
            <text:p text:style-name="P11"><text:span text:style-name="T4">O</text:span></text:p>
          </draw:text-box>
        </draw:frame>
        <draw:line draw:style-name="gr13" draw:text-style-name="P5" draw:layer="layout" svg:x1="11.274cm" svg:y1="7.3cm" svg:x2="14.374cm" svg:y2="7.3cm">
          <text:p/>
        </draw:line>
        <draw:line draw:style-name="gr13" draw:text-style-name="P5" draw:layer="layout" svg:x1="11.274cm" svg:y1="9.544cm" svg:x2="13.134cm" svg:y2="9.544cm">
          <text:p/>
        </draw:line>
        <draw:frame draw:style-name="gr26" draw:text-style-name="P15" draw:layer="layout" svg:width="0.644cm" svg:height="0.581cm" svg:x="10.811cm" svg:y="7.021cm">
          <draw:text-box>
            <text:p text:style-name="P14"><text:span text:style-name="T4">2</text:span></text:p>
          </draw:text-box>
        </draw:frame>
        <draw:frame draw:style-name="gr27" draw:text-style-name="P15" draw:layer="layout" svg:width="0.863cm" svg:height="0.581cm" svg:x="10.677cm" svg:y="9.265cm">
          <draw:text-box>
            <text:p text:style-name="P14"><text:span text:style-name="T3">-</text:span><text:span text:style-name="T4">2</text:span></text:p>
          </draw:text-box>
        </draw:frame>
        <draw:g>
          <draw:line draw:style-name="gr28" draw:text-style-name="P16" draw:layer="layout" svg:x1="11.274cm" svg:y1="8.428cm" svg:x2="11.894cm" svg:y2="7.3cm">
            <text:p/>
          </draw:line>
          <draw:line draw:style-name="gr28" draw:text-style-name="P16" draw:layer="layout" svg:x1="12.514cm" svg:y1="8.428cm" svg:x2="11.894cm" svg:y2="7.3cm">
            <text:p/>
          </draw:line>
          <draw:line draw:style-name="gr28" draw:text-style-name="P16" draw:layer="layout" svg:x1="13.134cm" svg:y1="9.556cm" svg:x2="12.514cm" svg:y2="8.428cm">
            <text:p/>
          </draw:line>
          <draw:line draw:style-name="gr28" draw:text-style-name="P16" draw:layer="layout" svg:x1="13.134cm" svg:y1="9.556cm" svg:x2="13.754cm" svg:y2="8.428cm">
            <text:p/>
          </draw:line>
          <draw:line draw:style-name="gr28" draw:text-style-name="P16" draw:layer="layout" svg:x1="13.754cm" svg:y1="8.428cm" svg:x2="14.374cm" svg:y2="7.3cm">
            <text:p/>
          </draw:line>
          <draw:line draw:style-name="gr28" draw:text-style-name="P16" draw:layer="layout" svg:x1="14.372cm" svg:y1="7.3cm" svg:x2="14.992cm" svg:y2="7.3cm">
            <text:p/>
          </draw:line>
          <draw:line draw:style-name="gr28" draw:text-style-name="P16" draw:layer="layout" svg:x1="15.611cm" svg:y1="8.428cm" svg:x2="14.991cm" svg:y2="7.3cm">
            <text:p/>
          </draw:line>
        </draw:g>
        <draw:line draw:style-name="gr13" draw:text-style-name="P5" draw:layer="layout" svg:x1="14.374cm" svg:y1="8.428cm" svg:x2="14.374cm" svg:y2="7.3cm">
          <text:p/>
        </draw:line>
        <draw:line draw:style-name="gr13" draw:text-style-name="P5" draw:layer="layout" svg:x1="14.98cm" svg:y1="8.428cm" svg:x2="14.98cm" svg:y2="7.3cm">
          <text:p/>
        </draw:line>
        <draw:line draw:style-name="gr13" draw:text-style-name="P5" draw:layer="layout" svg:x1="11.889cm" svg:y1="8.428cm" svg:x2="11.889cm" svg:y2="7.3cm">
          <text:p/>
        </draw:line>
        <draw:line draw:style-name="gr13" draw:text-style-name="P5" draw:layer="layout" svg:x1="13.134cm" svg:y1="9.544cm" svg:x2="13.134cm" svg:y2="8.416cm">
          <text:p/>
        </draw:line>
        <draw:frame draw:style-name="gr26" draw:text-style-name="P15" draw:layer="layout" svg:width="0.644cm" svg:height="0.581cm" svg:x="11.567cm" svg:y="8.322cm">
          <draw:text-box>
            <text:p text:style-name="P14"><text:span text:style-name="T4">1</text:span></text:p>
          </draw:text-box>
        </draw:frame>
        <draw:frame draw:style-name="gr26" draw:text-style-name="P15" draw:layer="layout" svg:width="0.644cm" svg:height="0.581cm" svg:x="12.112cm" svg:y="8.322cm">
          <draw:text-box>
            <text:p text:style-name="P14"><text:span text:style-name="T4">2</text:span></text:p>
          </draw:text-box>
        </draw:frame>
        <draw:frame draw:style-name="gr26" draw:text-style-name="P15" draw:layer="layout" svg:width="0.644cm" svg:height="0.581cm" svg:x="12.811cm" svg:y="7.989cm">
          <draw:text-box>
            <text:p text:style-name="P14"><text:span text:style-name="T4">3</text:span></text:p>
          </draw:text-box>
        </draw:frame>
        <draw:frame draw:style-name="gr26" draw:text-style-name="P15" draw:layer="layout" svg:width="0.644cm" svg:height="0.581cm" svg:x="14.055cm" svg:y="8.322cm">
          <draw:text-box>
            <text:p text:style-name="P14"><text:span text:style-name="T4">5</text:span></text:p>
          </draw:text-box>
        </draw:frame>
        <draw:frame draw:style-name="gr26" draw:text-style-name="P15" draw:layer="layout" svg:width="0.644cm" svg:height="0.581cm" svg:x="13.567cm" svg:y="8.322cm">
          <draw:text-box>
            <text:p text:style-name="P14"><text:span text:style-name="T4">4</text:span></text:p>
          </draw:text-box>
        </draw:frame>
        <draw:frame draw:style-name="gr26" draw:text-style-name="P15" draw:layer="layout" svg:width="0.644cm" svg:height="0.581cm" svg:x="14.644cm" svg:y="8.322cm">
          <draw:text-box>
            <text:p text:style-name="P14"><text:span text:style-name="T4">6</text:span></text:p>
          </draw:text-box>
        </draw:frame>
        <draw:frame draw:style-name="gr26" draw:text-style-name="P15" draw:layer="layout" svg:width="0.644cm" svg:height="0.581cm" svg:x="15.288cm" svg:y="8.322cm">
          <draw:text-box>
            <text:p text:style-name="P14"><text:span text:style-name="T4">7</text:span></text:p>
          </draw:text-box>
        </draw:frame>
        <draw:custom-shape draw:style-name="gr29" draw:text-style-name="P3" draw:layer="layout" svg:width="2.4cm" svg:height="1.312cm" svg:x="21.33cm" svg:y="6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2.4cm" svg:height="1.312cm" svg:x="21.33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2.888cm" svg:height="0.789cm" svg:x="21cm" svg:y="9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2.4cm" svg:height="1.312cm" svg:x="21.331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6" draw:layer="layout" svg:x1="21.331cm" svg:y1="7.048cm" svg:x2="21.33cm" svg:y2="10.2cm">
          <text:p/>
        </draw:line>
        <draw:line draw:style-name="gr33" draw:text-style-name="P16" draw:layer="layout" svg:x1="23.73cm" svg:y1="7.067cm" svg:x2="23.73cm" svg:y2="10.2cm">
          <text:p/>
        </draw:lin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polygon draw:style-name="gr35" draw:text-style-name="P1" draw:layer="layout" svg:width="2.059cm" svg:height="0.943cm" svg:x="11.003cm" svg:y="10.74cm" svg:viewBox="0 0 2060 944" draw:points="0,944 2060,944 1796,0">
          <text:p/>
        </draw:polygon>
        <draw:frame draw:style-name="gr36" draw:text-style-name="P19" draw:layer="layout" svg:width="3.354cm" svg:height="4.54cm" svg:x="6.8cm" svg:y="0.6cm">
          <draw:image xlink:href="Pictures/1000020100000063000000861D208CD497E3D6F1.png" xlink:type="simple" xlink:show="embed" xlink:actuate="onLoad">
            <text:p/>
          </draw:image>
        </draw:frame>
        <draw:custom-shape draw:style-name="gr37" draw:text-style-name="P17" draw:layer="layout" svg:width="0.6cm" svg:height="0.6cm" svg:x="14cm" svg:y="1.4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svg:x="14.6cm" svg:y="1.4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svg:x="15.2cm" svg:y="1.4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svg:x="14cm" svg:y="2.0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4.6cm" svg:y="2.0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5.2cm" svg:y="2.099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13.59cm" svg:y="0.981cm">
          <draw:text-box>
            <text:p text:style-name="P11"><text:span text:style-name="T4">A</text:span></text:p>
          </draw:text-box>
        </draw:frame>
        <draw:frame draw:style-name="gr12" draw:text-style-name="P13" draw:layer="layout" svg:width="0.887cm" svg:height="0.866cm" svg:x="13.59cm" svg:y="2.572cm">
          <draw:text-box>
            <text:p text:style-name="P11"><text:span text:style-name="T4">B</text:span></text:p>
          </draw:text-box>
        </draw:frame>
        <draw:frame draw:style-name="gr12" draw:text-style-name="P13" draw:layer="layout" svg:width="0.887cm" svg:height="0.866cm" svg:x="15.436cm" svg:y="2.572cm">
          <draw:text-box>
            <text:p text:style-name="P11"><text:span text:style-name="T4">C</text:span></text:p>
          </draw:text-box>
        </draw:frame>
        <draw:frame draw:style-name="gr12" draw:text-style-name="P13" draw:layer="layout" svg:width="0.887cm" svg:height="0.866cm" svg:x="15.436cm" svg:y="0.976cm">
          <draw:text-box>
            <text:p text:style-name="P11"><text:span text:style-name="T4">D</text:span></text:p>
          </draw:text-box>
        </draw:frame>
        <draw:frame draw:style-name="gr39" draw:text-style-name="P13" draw:layer="layout" svg:width="1.123cm" svg:height="0.666cm" svg:x="14.405cm" svg:y="0.6cm">
          <draw:text-box>
            <text:p text:style-name="P11"><text:span text:style-name="T4">(</text:span><text:span text:style-name="T3">α</text:span><text:span text:style-name="T4">)</text:span></text:p>
          </draw:text-box>
        </draw:frame>
        <draw:custom-shape draw:style-name="gr38" draw:text-style-name="P20" draw:layer="layout" svg:width="0.6cm" svg:height="0.6cm" svg:x="17.677cm" svg:y="1.2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277cm" svg:y="1.2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877cm" svg:y="1.2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7.677cm" svg:y="1.8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svg:x="18.277cm" svg:y="1.8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svg:x="18.877cm" svg:y="1.899cm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17.267cm" svg:y="0.781cm">
          <draw:text-box>
            <text:p text:style-name="P11"><text:span text:style-name="T4">B</text:span></text:p>
          </draw:text-box>
        </draw:frame>
        <draw:frame draw:style-name="gr12" draw:text-style-name="P13" draw:layer="layout" svg:width="0.887cm" svg:height="0.866cm" svg:x="17.267cm" svg:y="2.979cm">
          <draw:text-box>
            <text:p text:style-name="P11"><text:span text:style-name="T4">E</text:span></text:p>
          </draw:text-box>
        </draw:frame>
        <draw:frame draw:style-name="gr12" draw:text-style-name="P13" draw:layer="layout" svg:width="0.887cm" svg:height="0.866cm" svg:x="19.113cm" svg:y="2.979cm">
          <draw:text-box>
            <text:p text:style-name="P11"><text:span text:style-name="T4">F</text:span></text:p>
          </draw:text-box>
        </draw:frame>
        <draw:frame draw:style-name="gr12" draw:text-style-name="P13" draw:layer="layout" svg:width="0.887cm" svg:height="0.866cm" svg:x="19.113cm" svg:y="0.776cm">
          <draw:text-box>
            <text:p text:style-name="P11"><text:span text:style-name="T4">C</text:span></text:p>
          </draw:text-box>
        </draw:frame>
        <draw:frame draw:style-name="gr39" draw:text-style-name="P13" draw:layer="layout" svg:width="1.123cm" svg:height="0.666cm" svg:x="18.082cm" svg:y="0.4cm">
          <draw:text-box>
            <text:p text:style-name="P11"><text:span text:style-name="T4">(</text:span><text:span text:style-name="T3">β</text:span><text:span text:style-name="T4">)</text:span></text:p>
          </draw:text-box>
        </draw:frame>
        <draw:custom-shape draw:style-name="gr37" draw:text-style-name="P17" draw:layer="layout" svg:width="0.6cm" svg:height="0.6cm" svg:x="17.677cm" svg:y="2.49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svg:x="18.277cm" svg:y="2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svg:x="18.877cm" svg:y="2.49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1.716cm 6.2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1.716cm 5.6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1.715cm 5.0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2.316cm 6.2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2.316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2.316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11.354cm" svg:y="3.952cm">
          <draw:text-box>
            <text:p text:style-name="P11"><text:span text:style-name="T4">C</text:span></text:p>
          </draw:text-box>
        </draw:frame>
        <draw:frame draw:style-name="gr12" draw:text-style-name="P13" draw:layer="layout" svg:width="0.887cm" svg:height="0.866cm" svg:x="11.354cm" svg:y="6.173cm">
          <draw:text-box>
            <text:p text:style-name="P11"><text:span text:style-name="T4">F</text:span></text:p>
          </draw:text-box>
        </draw:frame>
        <draw:frame draw:style-name="gr12" draw:text-style-name="P13" draw:layer="layout" svg:width="0.887cm" svg:height="0.866cm" svg:x="12.513cm" svg:y="6.173cm">
          <draw:text-box>
            <text:p text:style-name="P11"><text:span text:style-name="T4">G</text:span></text:p>
          </draw:text-box>
        </draw:frame>
        <draw:frame draw:style-name="gr12" draw:text-style-name="P13" draw:layer="layout" svg:width="0.887cm" svg:height="0.866cm" svg:x="12.513cm" svg:y="3.947cm">
          <draw:text-box>
            <text:p text:style-name="P11"><text:span text:style-name="T4">D</text:span></text:p>
          </draw:text-box>
        </draw:frame>
        <draw:custom-shape draw:style-name="gr38" draw:text-style-name="P20" draw:layer="layout" svg:width="0.6cm" svg:height="0.6cm" draw:transform="rotate (1.5707963267949) translate (14.1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4.1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4.161cm 5.0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4.762cm 6.2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4.762cm 5.6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4.7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13.8cm" svg:y="3.952cm">
          <draw:text-box>
            <text:p text:style-name="P11"><text:span text:style-name="T4">C</text:span></text:p>
          </draw:text-box>
        </draw:frame>
        <draw:frame draw:style-name="gr12" draw:text-style-name="P13" draw:layer="layout" svg:width="0.887cm" svg:height="0.866cm" svg:x="13.8cm" svg:y="6.173cm">
          <draw:text-box>
            <text:p text:style-name="P11"><text:span text:style-name="T4">F</text:span></text:p>
          </draw:text-box>
        </draw:frame>
        <draw:frame draw:style-name="gr12" draw:text-style-name="P13" draw:layer="layout" svg:width="0.887cm" svg:height="0.866cm" svg:x="14.959cm" svg:y="6.173cm">
          <draw:text-box>
            <text:p text:style-name="P11"><text:span text:style-name="T4">G</text:span></text:p>
          </draw:text-box>
        </draw:frame>
        <draw:frame draw:style-name="gr12" draw:text-style-name="P13" draw:layer="layout" svg:width="0.887cm" svg:height="0.866cm" svg:x="14.959cm" svg:y="3.947cm">
          <draw:text-box>
            <text:p text:style-name="P11"><text:span text:style-name="T4">D</text:span></text:p>
          </draw:text-box>
        </draw:frame>
        <draw:custom-shape draw:style-name="gr37" draw:text-style-name="P17" draw:layer="layout" svg:width="0.6cm" svg:height="0.6cm" draw:transform="rotate (1.5707963267949) translate (16.716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6.716cm 5.6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6.715cm 5.0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7.316cm 6.2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7.316cm 5.6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7.316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16.354cm" svg:y="3.952cm">
          <draw:text-box>
            <text:p text:style-name="P11"><text:span text:style-name="T4">C</text:span></text:p>
          </draw:text-box>
        </draw:frame>
        <draw:frame draw:style-name="gr12" draw:text-style-name="P13" draw:layer="layout" svg:width="0.887cm" svg:height="0.866cm" svg:x="16.354cm" svg:y="6.173cm">
          <draw:text-box>
            <text:p text:style-name="P11"><text:span text:style-name="T4">F</text:span></text:p>
          </draw:text-box>
        </draw:frame>
        <draw:frame draw:style-name="gr12" draw:text-style-name="P13" draw:layer="layout" svg:width="0.887cm" svg:height="0.866cm" svg:x="17.513cm" svg:y="6.173cm">
          <draw:text-box>
            <text:p text:style-name="P11"><text:span text:style-name="T4">G</text:span></text:p>
          </draw:text-box>
        </draw:frame>
        <draw:frame draw:style-name="gr12" draw:text-style-name="P13" draw:layer="layout" svg:width="0.887cm" svg:height="0.866cm" svg:x="17.513cm" svg:y="3.947cm">
          <draw:text-box>
            <text:p text:style-name="P11"><text:span text:style-name="T4">D</text:span></text:p>
          </draw:text-box>
        </draw:frame>
        <draw:custom-shape draw:style-name="gr37" draw:text-style-name="P17" draw:layer="layout" svg:width="0.6cm" svg:height="0.6cm" draw:transform="rotate (1.5707963267949) translate (18.9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8.962cm 5.6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8.961cm 5.0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9.562cm 6.2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19.5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19.5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18.6cm" svg:y="3.952cm">
          <draw:text-box>
            <text:p text:style-name="P11"><text:span text:style-name="T4">C</text:span></text:p>
          </draw:text-box>
        </draw:frame>
        <draw:frame draw:style-name="gr12" draw:text-style-name="P13" draw:layer="layout" svg:width="0.887cm" svg:height="0.866cm" svg:x="18.6cm" svg:y="6.173cm">
          <draw:text-box>
            <text:p text:style-name="P11"><text:span text:style-name="T4">F</text:span></text:p>
          </draw:text-box>
        </draw:frame>
        <draw:frame draw:style-name="gr12" draw:text-style-name="P13" draw:layer="layout" svg:width="0.887cm" svg:height="0.866cm" svg:x="19.759cm" svg:y="6.173cm">
          <draw:text-box>
            <text:p text:style-name="P11"><text:span text:style-name="T4">G</text:span></text:p>
          </draw:text-box>
        </draw:frame>
        <draw:frame draw:style-name="gr12" draw:text-style-name="P13" draw:layer="layout" svg:width="0.887cm" svg:height="0.866cm" svg:x="19.759cm" svg:y="3.947cm">
          <draw:text-box>
            <text:p text:style-name="P11"><text:span text:style-name="T4">D</text:span></text:p>
          </draw:text-box>
        </draw:frame>
        <draw:custom-shape draw:style-name="gr37" draw:text-style-name="P17" draw:layer="layout" svg:width="0.6cm" svg:height="0.6cm" draw:transform="rotate (1.5707963267949) translate (21.162cm 6.2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21.162cm 5.6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21.161cm 5.07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0.6cm" svg:height="0.6cm" draw:transform="rotate (1.5707963267949) translate (21.762cm 6.2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21.762cm 5.674cm)">
          <text:p/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0.6cm" svg:height="0.6cm" draw:transform="rotate (1.5707963267949) translate (21.762cm 5.074cm)">
          <text:p/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0.887cm" svg:height="0.866cm" svg:x="20.8cm" svg:y="3.952cm">
          <draw:text-box>
            <text:p text:style-name="P11"><text:span text:style-name="T4">C</text:span></text:p>
          </draw:text-box>
        </draw:frame>
        <draw:frame draw:style-name="gr12" draw:text-style-name="P13" draw:layer="layout" svg:width="0.887cm" svg:height="0.866cm" svg:x="20.8cm" svg:y="6.173cm">
          <draw:text-box>
            <text:p text:style-name="P11"><text:span text:style-name="T4">F</text:span></text:p>
          </draw:text-box>
        </draw:frame>
        <draw:frame draw:style-name="gr12" draw:text-style-name="P13" draw:layer="layout" svg:width="0.887cm" svg:height="0.866cm" svg:x="21.959cm" svg:y="6.173cm">
          <draw:text-box>
            <text:p text:style-name="P11"><text:span text:style-name="T4">G</text:span></text:p>
          </draw:text-box>
        </draw:frame>
        <draw:frame draw:style-name="gr12" draw:text-style-name="P13" draw:layer="layout" svg:width="0.887cm" svg:height="0.866cm" svg:x="21.959cm" svg:y="3.947cm">
          <draw:text-box>
            <text:p text:style-name="P11"><text:span text:style-name="T4">D</text:span></text:p>
          </draw:text-box>
        </draw:frame>
        <draw:g>
          <draw:line draw:style-name="gr6" draw:text-style-name="P5" draw:layer="layout" svg:x1="10.4cm" svg:y1="11.684cm" svg:x2="15.827cm" svg:y2="11.684cm">
            <text:p/>
          </draw:line>
          <draw:custom-shape draw:style-name="gr7" draw:text-style-name="P6" draw:layer="layout" svg:width="0.121cm" svg:height="0.24cm" draw:transform="rotate (-1.5707963267949) translate (15.94cm 11.62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0" draw:text-style-name="P7" draw:layer="layout" svg:x1="11.003cm" svg:y1="12.117cm" svg:x2="11.003cm" svg:y2="8.982cm">
            <text:p/>
          </draw:line>
          <draw:custom-shape draw:style-name="gr41" draw:text-style-name="P8" draw:layer="layout" svg:width="0.137cm" svg:height="0.273cm" svg:x="10.936cm" svg:y="8.862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4" draw:text-style-name="P12" draw:layer="layout" svg:width="1.2cm" svg:height="0.6cm" svg:x="10.481cm" svg:y="8.688cm">
          <draw:text-box>
            <text:p text:style-name="P11"><text:span text:style-name="T3">y</text:span></text:p>
          </draw:text-box>
        </draw:frame>
        <draw:frame draw:style-name="gr24" draw:text-style-name="P12" draw:layer="layout" svg:width="0.668cm" svg:height="0.6cm" svg:x="15.395cm" svg:y="11.624cm">
          <draw:text-box>
            <text:p text:style-name="P11"><text:span text:style-name="T3">x</text:span></text:p>
          </draw:text-box>
        </draw:frame>
        <draw:frame draw:style-name="gr12" draw:text-style-name="P13" draw:layer="layout" svg:width="0.887cm" svg:height="0.866cm" svg:x="10.818cm" svg:y="11.554cm">
          <draw:text-box>
            <text:p text:style-name="P11"><text:span text:style-name="T4">O</text:span></text:p>
          </draw:text-box>
        </draw:frame>
        <draw:line draw:style-name="gr42" draw:text-style-name="P5" draw:layer="layout" svg:x1="10.463cm" svg:y1="9.699cm" svg:x2="15.663cm" svg:y2="9.699cm">
          <text:p/>
        </draw:line>
        <draw:frame draw:style-name="gr26" draw:text-style-name="P13" draw:layer="layout" svg:width="0.644cm" svg:height="0.666cm" svg:x="10.518cm" svg:y="9.187cm">
          <draw:text-box>
            <text:p text:style-name="P11"><text:span text:style-name="T4">2</text:span></text:p>
          </draw:text-box>
        </draw:frame>
        <draw:frame draw:style-name="gr43" draw:text-style-name="P13" draw:layer="layout" svg:width="1.8cm" svg:height="0.74cm" svg:x="12.818cm" svg:y="11.609cm">
          <draw:text-box>
            <text:p text:style-name="P11"><text:span text:style-name="T4">A</text:span><text:span text:style-name="T4">(</text:span><text:span text:style-name="T4">2</text:span><text:span text:style-name="T4">,</text:span><text:span text:style-name="T4"> </text:span><text:span text:style-name="T4">0</text:span><text:span text:style-name="T4">)</text:span></text:p>
          </draw:text-box>
        </draw:frame>
        <draw:line draw:style-name="gr42" draw:text-style-name="P5" draw:layer="layout" svg:x1="10.519cm" svg:y1="11.948cm" svg:x2="15.663cm" svg:y2="9.224cm">
          <text:p/>
        </draw:line>
        <draw:line draw:style-name="gr42" draw:text-style-name="P5" draw:layer="layout" svg:x1="11.003cm" svg:y1="11.684cm" svg:x2="12.516cm" svg:y2="9.706cm">
          <text:p/>
        </draw:line>
        <draw:line draw:style-name="gr42" draw:text-style-name="P5" draw:layer="layout" svg:x1="13.063cm" svg:y1="11.684cm" svg:x2="12.516cm" svg:y2="9.706cm">
          <text:p/>
        </draw:line>
        <draw:frame draw:style-name="gr44" draw:text-style-name="P12" draw:layer="layout" svg:width="2.051cm" svg:height="0.666cm" svg:x="14.463cm" svg:y="8.559cm">
          <draw:text-box>
            <text:p text:style-name="P11"><text:span text:style-name="T3">y</text:span><text:span text:style-name="T3"> </text:span><text:span text:style-name="T4">=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x</text:span></text:p>
          </draw:text-box>
        </draw:frame>
        <draw:line draw:style-name="gr45" draw:text-style-name="P16" draw:layer="layout" svg:x1="15.341cm" svg:y1="8.911cm" svg:x2="15.621cm" svg:y2="8.911cm">
          <text:p/>
        </draw:line>
        <draw:frame draw:style-name="gr26" draw:text-style-name="P13" draw:layer="layout" svg:width="0.644cm" svg:height="0.666cm" svg:x="15.141cm" svg:y="8.4cm">
          <draw:text-box>
            <text:p text:style-name="P11"><text:span text:style-name="T4">1</text:span></text:p>
          </draw:text-box>
        </draw:frame>
        <draw:frame draw:style-name="gr26" draw:text-style-name="P13" draw:layer="layout" svg:width="0.644cm" svg:height="0.666cm" svg:x="15.141cm" svg:y="8.767cm">
          <draw:text-box>
            <text:p text:style-name="P11"><text:span text:style-name="T4">2</text:span></text:p>
          </draw:text-box>
        </draw:frame>
        <draw:frame draw:style-name="gr43" draw:text-style-name="P13" draw:layer="layout" svg:width="1.8cm" svg:height="0.74cm" svg:x="12.063cm" svg:y="9.084cm">
          <draw:text-box>
            <text:p text:style-name="P11"><text:span text:style-name="T4">P</text:span><text:span text:style-name="T4">(</text:span><text:span text:style-name="T3">t</text:span><text:span text:style-name="T4">,</text:span><text:span text:style-name="T4"> </text:span><text:span text:style-name="T4">2</text:span><text:span text:style-name="T4">)</text:span></text:p>
          </draw:text-box>
        </draw:frame>
        <draw:frame draw:style-name="gr12" draw:text-style-name="P13" draw:layer="layout" svg:width="0.887cm" svg:height="0.866cm" svg:x="12.65cm" svg:y="10.532cm">
          <draw:text-box>
            <text:p text:style-name="P11"><text:span text:style-name="T4">Q</text:span></text:p>
          </draw:text-box>
        </draw:frame>
        <presentation:notes draw:style-name="dp2">
          <draw:page-thumbnail draw:style-name="gr34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frame draw:style-name="gr46" draw:text-style-name="P19" draw:layer="layout" svg:width="8.799cm" svg:height="9.399cm" svg:x="15cm" svg:y="1.4cm">
          <draw:image xlink:href="Pictures/10000000000007800000043875B66A86FD837305.png" xlink:type="simple" xlink:show="embed" xlink:actuate="onLoad">
            <text:p/>
          </draw:image>
        </draw:frame>
        <draw:custom-shape draw:style-name="gr47" draw:text-style-name="P16" draw:layer="layout" svg:width="2.106cm" svg:height="0.701cm" svg:x="2.419cm" svg:y="0.8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3.37cm" svg:height="2cm" svg:x="1.808cm" svg:y="2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3.37cm" svg:height="1.181cm" svg:x="1.808cm" svg:y="4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6" draw:layer="layout" svg:width="2.345cm" svg:height="1.28cm" svg:x="2.29cm" svg:y="6.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33" draw:text-style-name="P16" draw:layer="layout" svg:width="3.214cm" svg:height="2.217cm" draw:transform="skewX (0.447153354360947) rotate (-0.408756110817073) translate (2.91003315953128cm 11.0385078027268cm)" svg:viewBox="0 0 3215 2218" svg:d="M3215 870c-358-27-463-51-849 149-388 200-475 872-847 1076-372 203-729 93-729 93l-790-865 2421-1323z">
          <text:p/>
        </draw:path>
        <draw:g>
          <draw:line draw:style-name="gr6" draw:text-style-name="P16" draw:layer="layout" svg:x1="3.466cm" svg:y1="1.588cm" svg:x2="3.466cm" svg:y2="2.041cm">
            <text:p/>
          </draw:line>
          <draw:custom-shape draw:style-name="gr7" draw:text-style-name="P4" draw:layer="layout" svg:width="0.158cm" svg:height="0.147cm" draw:transform="rotate (-3.14159265358979) translate (3.545cm 2.18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6" draw:layer="layout" svg:x1="3.466cm" svg:y1="4.2cm" svg:x2="3.466cm" svg:y2="4.695cm">
            <text:p/>
          </draw:line>
          <draw:custom-shape draw:style-name="gr7" draw:text-style-name="P4" draw:layer="layout" svg:width="0.172cm" svg:height="0.16cm" draw:transform="rotate (-3.14159265358979) translate (3.552cm 4.85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3" draw:text-style-name="P16" draw:layer="layout" svg:x1="2.309cm" svg:y1="7.37cm" svg:x2="0.8cm" svg:y2="7.37cm">
          <text:p/>
        </draw:line>
        <draw:line draw:style-name="gr33" draw:text-style-name="P16" draw:layer="layout" svg:x1="0.808cm" svg:y1="4.517cm" svg:x2="0.808cm" svg:y2="7.37cm">
          <text:p/>
        </draw:line>
        <draw:g>
          <draw:line draw:style-name="gr33" draw:text-style-name="P16" draw:layer="layout" svg:x1="3.248cm" svg:y1="4.517cm" svg:x2="0.817cm" svg:y2="4.517cm">
            <text:p/>
          </draw:line>
          <draw:custom-shape draw:style-name="gr7" draw:text-style-name="P4" draw:layer="layout" svg:width="0.182cm" svg:height="0.171cm" draw:transform="rotate (1.5707963267949) translate (3.236cm 4.603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1" draw:text-style-name="P22" draw:layer="layout" svg:width="1.912cm" svg:height="0.997cm" svg:x="2.581cm" svg:y="0.783cm">
          <draw:text-box>
            <text:p text:style-name="P21"><text:span text:style-name="T4">S</text:span><text:span text:style-name="T4">t</text:span><text:span text:style-name="T4">a</text:span><text:span text:style-name="T4">r</text:span><text:span text:style-name="T4">t</text:span></text:p>
          </draw:text-box>
        </draw:frame>
        <draw:frame draw:style-name="gr52" draw:text-style-name="P22" draw:layer="layout" svg:width="2.029cm" svg:height="0.997cm" svg:x="1.171cm" svg:y="6.6cm">
          <draw:text-box>
            <text:p text:style-name="P21"><text:span text:style-name="T4">Y</text:span><text:span text:style-name="T4">e</text:span><text:span text:style-name="T4">s</text:span></text:p>
          </draw:text-box>
        </draw:frame>
        <draw:frame draw:style-name="gr53" draw:text-style-name="P22" draw:layer="layout" svg:width="1.298cm" svg:height="0.997cm" svg:x="2.377cm" svg:y="7.846cm">
          <draw:text-box>
            <text:p text:style-name="P21"><text:span text:style-name="T4">N</text:span><text:span text:style-name="T4">o</text:span></text:p>
          </draw:text-box>
        </draw:frame>
        <draw:frame draw:style-name="gr54" draw:text-style-name="P24" draw:layer="layout" svg:width="3cm" svg:height="0.911cm" svg:x="2.013cm" svg:y="2.181cm">
          <draw:text-box>
            <text:p text:style-name="P23"><text:span text:style-name="T3"><text:s/></text:span><text:span text:style-name="T3"><text:s/></text:span><text:span text:style-name="T3"><text:s/></text:span><text:span text:style-name="T3">m</text:span><text:span text:style-name="T3"> </text:span><text:span text:style-name="T4">←</text:span><text:span text:style-name="T4"> </text:span><text:span text:style-name="T4">1</text:span><text:span text:style-name="T4">7</text:span></text:p>
          </draw:text-box>
        </draw:frame>
        <draw:frame draw:style-name="gr55" draw:text-style-name="P26" draw:layer="layout" svg:width="2.953cm" svg:height="0.911cm" svg:x="2.064cm" svg:y="4.74cm">
          <draw:text-box>
            <text:p text:style-name="P25"><text:span text:style-name="T6">m </text:span><text:span text:style-name="T7">← </text:span><text:span text:style-name="T6">m </text:span><text:span text:style-name="T7">─</text:span><text:span text:style-name="T6"> </text:span><text:span text:style-name="T6">n</text:span></text:p>
          </draw:text-box>
        </draw:frame>
        <draw:frame draw:style-name="gr54" draw:text-style-name="P24" draw:layer="layout" svg:width="3cm" svg:height="0.911cm" svg:x="2.013cm" svg:y="2.781cm">
          <draw:text-box>
            <text:p text:style-name="P23"><text:span text:style-name="T3"><text:s text:c="2"/></text:span><text:span text:style-name="T3"><text:s text:c="2"/></text:span><text:span text:style-name="T3">n</text:span><text:span text:style-name="T3"> </text:span><text:span text:style-name="T4">←</text:span><text:span text:style-name="T4"> </text:span><text:span text:style-name="T4">3</text:span></text:p>
          </draw:text-box>
        </draw:frame>
        <draw:frame draw:style-name="gr54" draw:text-style-name="P24" draw:layer="layout" svg:width="3cm" svg:height="0.911cm" svg:x="2.051cm" svg:y="3.365cm">
          <draw:text-box>
            <text:p text:style-name="P23"><text:span text:style-name="T3"><text:s text:c="2"/></text:span><text:span text:style-name="T3"><text:s text:c="2"/></text:span><text:span text:style-name="T3">k</text:span><text:span text:style-name="T3"> </text:span><text:span text:style-name="T4">←</text:span><text:span text:style-name="T4"> </text:span><text:span text:style-name="T4">0</text:span></text:p>
          </draw:text-box>
        </draw:frame>
        <draw:frame draw:style-name="gr55" draw:text-style-name="P26" draw:layer="layout" svg:width="2.691cm" svg:height="0.911cm" svg:x="2.194cm" svg:y="5.274cm">
          <draw:text-box>
            <text:p text:style-name="P25"><text:span text:style-name="T6">k</text:span><text:span text:style-name="T6"> </text:span><text:span text:style-name="T7">←</text:span><text:span text:style-name="T7"> </text:span><text:span text:style-name="T6">k</text:span><text:span text:style-name="T6"> </text:span><text:span text:style-name="T7">+</text:span><text:span text:style-name="T7"> </text:span><text:span text:style-name="T7">1</text:span></text:p>
          </draw:text-box>
        </draw:frame>
        <draw:frame draw:style-name="gr54" draw:text-style-name="P24" draw:layer="layout" svg:width="3cm" svg:height="0.911cm" svg:x="1.966cm" svg:y="6.939cm">
          <draw:text-box>
            <text:p text:style-name="P23"><text:span text:style-name="T3"><text:s text:c="2"/></text:span><text:span text:style-name="T3"><text:s text:c="2"/></text:span><text:span text:style-name="T3">m</text:span><text:span text:style-name="T8"> </text:span><text:span text:style-name="T4">&gt;</text:span><text:span text:style-name="T9"> </text:span><text:span text:style-name="T4">0</text:span><text:span text:style-name="T4">?</text:span></text:p>
          </draw:text-box>
        </draw:frame>
        <draw:custom-shape draw:style-name="gr47" draw:text-style-name="P16" draw:layer="layout" svg:width="2.106cm" svg:height="0.701cm" svg:x="2.419cm" svg:y="13.71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2" draw:layer="layout" svg:width="1.912cm" svg:height="0.997cm" svg:x="2.693cm" svg:y="13.603cm">
          <draw:text-box>
            <text:p text:style-name="P21"><text:span text:style-name="T4">E</text:span><text:span text:style-name="T4">n</text:span><text:span text:style-name="T4">d</text:span></text:p>
          </draw:text-box>
        </draw:frame>
        <draw:g>
          <draw:line draw:style-name="gr6" draw:text-style-name="P16" draw:layer="layout" svg:x1="3.466cm" svg:y1="6.046cm" svg:x2="3.466cm" svg:y2="6.541cm">
            <text:p/>
          </draw:line>
          <draw:custom-shape draw:style-name="gr7" draw:text-style-name="P4" draw:layer="layout" svg:width="0.172cm" svg:height="0.16cm" draw:transform="rotate (-3.14159265358979) translate (3.552cm 6.7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6" draw:layer="layout" svg:x1="3.466cm" svg:y1="9.904cm" svg:x2="3.466cm" svg:y2="11.84cm">
            <text:p/>
          </draw:line>
          <draw:custom-shape draw:style-name="gr7" draw:text-style-name="P4" draw:layer="layout" svg:width="0.172cm" svg:height="0.16cm" draw:transform="rotate (-3.14159265358979) translate (3.552cm 1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50" draw:text-style-name="P16" draw:layer="layout" svg:width="2.345cm" svg:height="1.28cm" svg:x="2.29cm" svg:y="8.6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4" draw:text-style-name="P24" draw:layer="layout" svg:width="3cm" svg:height="0.911cm" svg:x="1.966cm" svg:y="8.843cm">
          <draw:text-box>
            <text:p text:style-name="P23"><text:span text:style-name="T3"><text:s/></text:span><text:span text:style-name="T3"><text:s/></text:span><text:span text:style-name="T3"><text:s/></text:span><text:span text:style-name="T3"><text:s/></text:span><text:span text:style-name="T3">m</text:span><text:span text:style-name="T8"> </text:span><text:span text:style-name="T4">&lt;</text:span><text:span text:style-name="T9"> </text:span><text:span text:style-name="T4">0</text:span><text:span text:style-name="T4">?</text:span></text:p>
          </draw:text-box>
        </draw:frame>
        <draw:frame draw:style-name="gr54" draw:text-style-name="P24" draw:layer="layout" svg:width="3.282cm" svg:height="0.911cm" svg:x="1.793cm" svg:y="11.965cm">
          <draw:text-box>
            <text:p text:style-name="P23"><text:span text:style-name="T7">P</text:span><text:span text:style-name="T7">r</text:span><text:span text:style-name="T7">i</text:span><text:span text:style-name="T7">n</text:span><text:span text:style-name="T7">t</text:span><text:span text:style-name="T7"> </text:span><text:span text:style-name="T10">m</text:span><text:span text:style-name="T11">, </text:span><text:span text:style-name="T10">n</text:span><text:span text:style-name="T11">, </text:span><text:span text:style-name="T10">k</text:span></text:p>
          </draw:text-box>
        </draw:frame>
        <draw:g>
          <draw:line draw:style-name="gr6" draw:text-style-name="P16" draw:layer="layout" svg:x1="3.466cm" svg:y1="12.912cm" svg:x2="3.466cm" svg:y2="13.559cm">
            <text:p/>
          </draw:line>
          <draw:custom-shape draw:style-name="gr7" draw:text-style-name="P4" draw:layer="layout" svg:width="0.172cm" svg:height="0.16cm" draw:transform="rotate (-3.14159265358979) translate (3.552cm 13.71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" draw:text-style-name="P16" draw:layer="layout" svg:x1="3.466cm" svg:y1="7.995cm" svg:x2="3.466cm" svg:y2="8.49cm">
            <text:p/>
          </draw:line>
          <draw:custom-shape draw:style-name="gr7" draw:text-style-name="P4" draw:layer="layout" svg:width="0.172cm" svg:height="0.16cm" draw:transform="rotate (-3.14159265358979) translate (3.552cm 8.6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9" draw:text-style-name="P16" draw:layer="layout" svg:width="3.37cm" svg:height="1.181cm" svg:x="4.83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26" draw:layer="layout" svg:width="3.042cm" svg:height="0.911cm" svg:x="5.034cm" svg:y="9.675cm">
          <draw:text-box>
            <text:p text:style-name="P25"><text:span text:style-name="T6">m</text:span><text:span text:style-name="T6"> </text:span><text:span text:style-name="T7">←</text:span><text:span text:style-name="T7"> </text:span><text:span text:style-name="T6">m</text:span><text:span text:style-name="T6"> </text:span><text:span text:style-name="T7">+</text:span><text:span text:style-name="T6"> </text:span><text:span text:style-name="T6">n</text:span></text:p>
          </draw:text-box>
        </draw:frame>
        <draw:frame draw:style-name="gr55" draw:text-style-name="P26" draw:layer="layout" svg:width="2.691cm" svg:height="0.911cm" svg:x="5.216cm" svg:y="10.209cm">
          <draw:text-box>
            <text:p text:style-name="P25"><text:span text:style-name="T6">k</text:span><text:span text:style-name="T6"> </text:span><text:span text:style-name="T7">←</text:span><text:span text:style-name="T7"> </text:span><text:span text:style-name="T6">k</text:span><text:span text:style-name="T6"> </text:span><text:span text:style-name="T6">─</text:span><text:span text:style-name="T7"> </text:span><text:span text:style-name="T7">1</text:span></text:p>
          </draw:text-box>
        </draw:frame>
        <draw:line draw:style-name="gr33" draw:text-style-name="P16" draw:layer="layout" svg:x1="6.506cm" svg:y1="9.264cm" svg:x2="4.635cm" svg:y2="9.264cm">
          <text:p/>
        </draw:line>
        <draw:g>
          <draw:line draw:style-name="gr6" draw:text-style-name="P16" draw:layer="layout" svg:x1="6.502cm" svg:y1="9.275cm" svg:x2="6.502cm" svg:y2="9.622cm">
            <text:p/>
          </draw:line>
          <draw:custom-shape draw:style-name="gr7" draw:text-style-name="P4" draw:layer="layout" svg:width="0.172cm" svg:height="0.16cm" draw:transform="rotate (-3.14159265358979) translate (6.588cm 9.78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3" draw:text-style-name="P16" draw:layer="layout" svg:x1="6.502cm" svg:y1="11.486cm" svg:x2="6.502cm" svg:y2="10.981cm">
          <text:p/>
        </draw:line>
        <draw:g>
          <draw:line draw:style-name="gr33" draw:text-style-name="P16" draw:layer="layout" svg:x1="3.642cm" svg:y1="11.484cm" svg:x2="6.502cm" svg:y2="11.484cm">
            <text:p/>
          </draw:line>
          <draw:custom-shape draw:style-name="gr7" draw:text-style-name="P4" draw:layer="layout" svg:width="0.182cm" svg:height="0.171cm" draw:transform="rotate (1.5707963267949) translate (3.482cm 11.5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2" draw:text-style-name="P22" draw:layer="layout" svg:width="2.029cm" svg:height="0.997cm" svg:x="4.882cm" svg:y="8.515cm">
          <draw:text-box>
            <text:p text:style-name="P21"><text:span text:style-name="T4">Y</text:span><text:span text:style-name="T4">e</text:span><text:span text:style-name="T4">s</text:span></text:p>
          </draw:text-box>
        </draw:frame>
        <draw:frame draw:style-name="gr53" draw:text-style-name="P22" draw:layer="layout" svg:width="1.298cm" svg:height="0.997cm" svg:x="2.377cm" svg:y="10.2cm">
          <draw:text-box>
            <text:p text:style-name="P21"><text:span text:style-name="T4">No</text:span></text:p>
          </draw:text-box>
        </draw:frame>
        <draw:g>
          <draw:line draw:style-name="gr6" draw:text-style-name="P5" draw:layer="layout" svg:x1="8.941cm" svg:y1="3.469cm" svg:x2="13.359cm" svg:y2="3.469cm">
            <text:p/>
          </draw:line>
          <draw:custom-shape draw:style-name="gr7" draw:text-style-name="P6" draw:layer="layout" svg:width="0.194cm" svg:height="0.384cm" draw:transform="rotate (-1.5707963267949) translate (13.539cm 3.37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6" draw:text-style-name="P7" draw:layer="layout" svg:x1="11.164cm" svg:y1="5.6cm" svg:x2="11.164cm" svg:y2="1.35cm">
            <text:p/>
          </draw:line>
          <draw:custom-shape draw:style-name="gr57" draw:text-style-name="P8" draw:layer="layout" svg:width="0.186cm" svg:height="0.37cm" svg:x="11.073cm" svg:y="1.18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8" draw:text-style-name="P9" draw:layer="layout" svg:width="0.95cm" svg:height="1cm" svg:x="10.6cm" svg:y="0.856cm">
          <draw:text-box>
            <text:p><text:span text:style-name="T1">y</text:span></text:p>
          </draw:text-box>
        </draw:frame>
        <draw:frame draw:style-name="gr59" draw:text-style-name="P9" draw:layer="layout" svg:width="0.76cm" svg:height="0.999cm" svg:x="12.94cm" svg:y="3.396cm">
          <draw:text-box>
            <text:p><text:span text:style-name="T1">x</text:span></text:p>
          </draw:text-box>
        </draw:frame>
        <draw:frame draw:style-name="gr60" draw:text-style-name="P10" draw:layer="layout" svg:width="1.202cm" svg:height="1.173cm" svg:x="10.499cm" svg:y="3.328cm">
          <draw:text-box>
            <text:p><text:span text:style-name="T2">O</text:span></text:p>
          </draw:text-box>
        </draw:frame>
        <draw:path draw:style-name="gr33" draw:text-style-name="P16" draw:layer="layout" svg:width="2.932cm" svg:height="3.391cm" svg:x="9.479cm" svg:y="1.935cm" svg:viewBox="0 0 2933 3392" svg:d="M1701 1539c267 8 241-445-7-453s-555 137-555 510 250 596 525 596 654-334 720-638-67-1025-698-1018-1097 510-1097 1060 250 1161 1075 1161 1262-816 1269-1181-89-1544-1225-1575-1708 721-1708 1546 288 1547 1284 1793 1522-458 1522-458">
          <text:p/>
        </draw:path>
        <draw:g>
          <draw:g>
            <draw:custom-shape draw:style-name="gr61" draw:text-style-name="P2" draw:layer="layout" svg:width="0.264cm" svg:height="0.309cm" svg:x="18.4cm" svg:y="3.2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8" draw:layer="layout" svg:width="0.76cm" svg:height="0.999cm" svg:x="18.227cm" svg:y="3.046cm">
              <draw:text-box>
                <text:p text:style-name="P27"><text:span text:style-name="T3">t</text:span></text:p>
              </draw:text-box>
            </draw:frame>
          </draw:g>
          <draw:g>
            <draw:custom-shape draw:style-name="gr62" draw:text-style-name="P2" draw:layer="layout" svg:width="0.643cm" svg:height="0.467cm" svg:x="16.557cm" svg:y="1.733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8" draw:layer="layout" svg:width="1.4cm" svg:height="1.107cm" svg:x="16.3cm" svg:y="1.59cm">
              <draw:text-box>
                <text:p text:style-name="P27"><text:span text:style-name="T3">x</text:span><text:span text:style-name="T4">(</text:span><text:span text:style-name="T3">t</text:span><text:span text:style-name="T4">)</text:span></text:p>
              </draw:text-box>
            </draw:frame>
          </draw:g>
        </draw:g>
        <draw:g>
          <draw:g>
            <draw:custom-shape draw:style-name="gr61" draw:text-style-name="P2" draw:layer="layout" svg:width="0.264cm" svg:height="0.309cm" svg:x="22.864cm" svg:y="3.191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8" draw:layer="layout" svg:width="0.76cm" svg:height="0.999cm" svg:x="22.691cm" svg:y="3.037cm">
              <draw:text-box>
                <text:p text:style-name="P27"><text:span text:style-name="T3">t</text:span></text:p>
              </draw:text-box>
            </draw:frame>
          </draw:g>
          <draw:g>
            <draw:custom-shape draw:style-name="gr62" draw:text-style-name="P2" draw:layer="layout" svg:width="0.643cm" svg:height="0.467cm" svg:x="21.021cm" svg:y="1.724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8" draw:layer="layout" svg:width="1.4cm" svg:height="1.107cm" svg:x="20.764cm" svg:y="1.581cm">
              <draw:text-box>
                <text:p text:style-name="P27"><text:span text:style-name="T3">x</text:span><text:span text:style-name="T4">(</text:span><text:span text:style-name="T3">t</text:span><text:span text:style-name="T4">)</text:span></text:p>
              </draw:text-box>
            </draw:frame>
          </draw:g>
        </draw:g>
        <draw:g>
          <draw:g>
            <draw:custom-shape draw:style-name="gr61" draw:text-style-name="P2" draw:layer="layout" svg:width="0.264cm" svg:height="0.309cm" svg:x="18.359cm" svg:y="6.455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8" draw:layer="layout" svg:width="0.76cm" svg:height="0.999cm" svg:x="18.186cm" svg:y="6.301cm">
              <draw:text-box>
                <text:p text:style-name="P27"><text:span text:style-name="T3">t</text:span></text:p>
              </draw:text-box>
            </draw:frame>
          </draw:g>
          <draw:g>
            <draw:custom-shape draw:style-name="gr62" draw:text-style-name="P2" draw:layer="layout" svg:width="0.643cm" svg:height="0.467cm" svg:x="16.516cm" svg:y="4.988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8" draw:layer="layout" svg:width="1.4cm" svg:height="1.107cm" svg:x="16.259cm" svg:y="4.845cm">
              <draw:text-box>
                <text:p text:style-name="P27"><text:span text:style-name="T3">x</text:span><text:span text:style-name="T4">(</text:span><text:span text:style-name="T3">t</text:span><text:span text:style-name="T4">)</text:span></text:p>
              </draw:text-box>
            </draw:frame>
          </draw:g>
        </draw:g>
        <draw:g>
          <draw:g>
            <draw:custom-shape draw:style-name="gr61" draw:text-style-name="P2" draw:layer="layout" svg:width="0.264cm" svg:height="0.309cm" svg:x="22.836cm" svg:y="6.41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8" draw:layer="layout" svg:width="0.76cm" svg:height="0.999cm" svg:x="22.663cm" svg:y="6.256cm">
              <draw:text-box>
                <text:p text:style-name="P27"><text:span text:style-name="T3">t</text:span></text:p>
              </draw:text-box>
            </draw:frame>
          </draw:g>
          <draw:g>
            <draw:custom-shape draw:style-name="gr62" draw:text-style-name="P2" draw:layer="layout" svg:width="0.643cm" svg:height="0.467cm" svg:x="20.993cm" svg:y="4.943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8" draw:layer="layout" svg:width="1.4cm" svg:height="1.107cm" svg:x="20.736cm" svg:y="4.8cm">
              <draw:text-box>
                <text:p text:style-name="P27"><text:span text:style-name="T3">x</text:span><text:span text:style-name="T4">(</text:span><text:span text:style-name="T3">t</text:span><text:span text:style-name="T4">)</text:span></text:p>
              </draw:text-box>
            </draw:frame>
          </draw:g>
        </draw:g>
        <draw:g>
          <draw:g>
            <draw:custom-shape draw:style-name="gr61" draw:text-style-name="P2" draw:layer="layout" svg:width="0.264cm" svg:height="0.309cm" svg:x="18.327cm" svg:y="9.736cm">
              <text:p/>
              <draw:enhanced-geometry svg:viewBox="0 0 21600 21600" draw:type="rectangle" draw:enhanced-path="M 0 0 L 21600 0 21600 21600 0 21600 0 0 Z N"/>
            </draw:custom-shape>
            <draw:frame draw:style-name="gr59" draw:text-style-name="P28" draw:layer="layout" svg:width="0.76cm" svg:height="0.999cm" svg:x="18.154cm" svg:y="9.582cm">
              <draw:text-box>
                <text:p text:style-name="P27"><text:span text:style-name="T3">t</text:span></text:p>
              </draw:text-box>
            </draw:frame>
          </draw:g>
          <draw:g>
            <draw:custom-shape draw:style-name="gr62" draw:text-style-name="P2" draw:layer="layout" svg:width="0.643cm" svg:height="0.467cm" svg:x="16.484cm" svg:y="8.269cm">
              <text:p/>
              <draw:enhanced-geometry svg:viewBox="0 0 21600 21600" draw:type="rectangle" draw:enhanced-path="M 0 0 L 21600 0 21600 21600 0 21600 0 0 Z N"/>
            </draw:custom-shape>
            <draw:frame draw:style-name="gr63" draw:text-style-name="P28" draw:layer="layout" svg:width="1.4cm" svg:height="1.107cm" svg:x="16.227cm" svg:y="8.126cm">
              <draw:text-box>
                <text:p text:style-name="P27"><text:span text:style-name="T3">x</text:span><text:span text:style-name="T4">(</text:span><text:span text:style-name="T3">t</text:span><text:span text:style-name="T4">)</text:span></text:p>
              </draw:text-box>
            </draw:frame>
          </draw:g>
        </draw:g>
        <presentation:notes draw:style-name="dp2">
          <draw:page-thumbnail draw:style-name="gr34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3-02T16:09:28.946214771</dc:date>
    <meta:editing-duration>PT1H54M22S</meta:editing-duration>
    <meta:editing-cycles>20</meta:editing-cycles>
    <meta:generator>LibreOffice/6.0.7.3$Linux_X86_64 LibreOffice_project/00m0$Build-3</meta:generator>
    <meta:document-statistic meta:object-count="348"/>
  </office:meta>
</office:document-meta>
</file>